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text-properties fo:color="#ff0000" fo:font-weight="bold" style:font-weight-asian="bold"/>
    </style:style>
    <style:style style:name="P3" style:family="paragraph" style:parent-style-name="Standard">
      <style:paragraph-properties fo:orphans="0" fo:widows="0"/>
      <style:text-properties fo:color="#ff0000" fo:font-weight="bold" style:font-weight-asian="bold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fo:orphans="0" fo:widows="0"/>
      <style:text-properties fo:font-weight="bold" style:font-weight-asian="bold"/>
    </style:style>
    <style:style style:name="P6" style:family="paragraph" style:parent-style-name="Standard">
      <style:text-properties fo:color="#ff00ff" fo:font-weight="bold" style:font-weight-asian="bold"/>
    </style:style>
    <style:style style:name="P7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11">
      <style:paragraph-properties fo:margin-left="0.5in" fo:margin-right="0in" fo:orphans="0" fo:widows="0" fo:text-indent="-0.25in" style:auto-text-indent="false"/>
    </style:style>
    <style:style style:name="P9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6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7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8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19" style:family="paragraph" style:parent-style-name="Standard" style:list-style-name="WWNum4">
      <style:paragraph-properties fo:margin-left="1in" fo:margin-right="0in" fo:text-indent="-0.25in" style:auto-text-indent="false"/>
    </style:style>
    <style:style style:name="P20" style:family="paragraph" style:parent-style-name="Standard" style:list-style-name="WWNum12">
      <style:paragraph-properties fo:margin-left="1in" fo:margin-right="0in" fo:text-indent="-0.25in" style:auto-text-indent="false"/>
    </style:style>
    <style:style style:name="P21" style:family="paragraph" style:parent-style-name="Standard" style:list-style-name="WWNum10">
      <style:paragraph-properties fo:margin-left="1in" fo:margin-right="0in" fo:text-indent="-0.25in" style:auto-text-indent="false"/>
    </style:style>
    <style:style style:name="P22" style:family="paragraph" style:parent-style-name="Standard" style:master-page-name="Standard">
      <style:paragraph-properties fo:orphans="0" fo:widows="0" style:page-number="1"/>
    </style:style>
    <style:style style:name="P23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ff0000" fo:font-size="14pt" fo:font-weight="bold" style:font-size-asian="14pt" style:font-weight-asian="bold" style:font-size-complex="14pt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fo:color="#ff0000"/>
    </style:style>
    <style:style style:name="T5" style:family="text">
      <style:text-properties fo:color="#ff0000" style:text-underline-style="none"/>
    </style:style>
    <style:style style:name="T6" style:family="text">
      <style:text-properties fo:font-weight="bold" style:font-weight-asian="bold"/>
    </style:style>
    <style:style style:name="T7" style:family="text">
      <style:text-properties fo:color="#ff00ff" fo:font-weight="bold" style:font-weight-asian="bold"/>
    </style:style>
    <style:style style:name="T8" style:family="text">
      <style:text-properties fo:color="#ff00ff"/>
    </style:style>
    <style:style style:name="T9" style:family="text">
      <style:text-properties fo:color="#ff00ff" style:text-underline-style="none"/>
    </style:style>
    <style:style style:name="T10" style:family="text">
      <style:text-properties fo:color="#4a86e8" fo:font-weight="bold" style:font-weight-asian="bold"/>
    </style:style>
    <style:style style:name="T11" style:family="text">
      <style:text-properties fo:color="#4a86e8"/>
    </style:style>
    <style:style style:name="T12" style:family="text">
      <style:text-properties fo:color="#4a86e8" style:text-underline-style="none"/>
    </style:style>
    <style:style style:name="T13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14" style:family="text">
      <style:text-properties fo:color="#1155cc" style:text-underline-style="solid" style:text-underline-width="auto" style:text-underline-color="font-color"/>
    </style:style>
    <style:style style:name="T15" style:family="text">
      <style:text-properties fo:font-size="18pt" fo:font-weight="bold" style:font-size-asian="18pt" style:font-weight-asian="bold" style:font-size-complex="18pt"/>
    </style:style>
    <style:style style:name="T16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/>
    </style:style>
    <style:style style:name="T17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18" style:family="text">
      <style:text-properties fo:font-size="17pt" style:font-size-asian="17pt" style:font-size-complex="17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tracked-changes text:track-changes="false">
        <text:changed-region xml:id="ct46516320" text:id="ct46516320">
          <text:insertion>
            <office:change-info>
              <dc:creator>RTheren</dc:creator>
              <dc:date>2019-04-16T09:52:12</dc:date>
            </office:change-info>
          </text:insertion>
        </text:changed-region>
        <text:changed-region xml:id="ct47116944" text:id="ct47116944">
          <text:insertion>
            <office:change-info>
              <dc:creator>RTheren</dc:creator>
              <dc:date>2019-04-16T10:10:09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">LGCWDW <text:s/>- </text:span><text:span text:style-name="T2">????????? <text:s text:c="2"/></text:span></text:p>
      <text:p text:style-name="P1"><text:span text:style-name="T6">Colour key - </text:span><text:span text:style-name="T7">Venn</text:span><text:span text:style-name="T6"> </text:span><text:span text:style-name="T10">Pedro </text:span><text:span text:style-name="T3">Jill</text:span></text:p>
      <text:p text:style-name="P3"/>
      <text:p text:style-name="P1"><text:span text:style-name="T6">The Jill</text:span></text:p>
      <text:p text:style-name="P1"><text:a xlink:type="simple" xlink:href="https://meet.jit.si/jordan9000#config.disableAP=true&amp;config.disableAEC=true&amp;config.disableAGC=true" text:style-name="ListLabel_20_109" text:visited-style-name="ListLabel_20_109"><text:span text:style-name="T13">https://meet.jit.si/jordan9000#config.disableAP=true&amp;config.disableAEC=true&amp;config.disableAGC=true</text:span></text:a></text:p>
      <text:p text:style-name="P5"/>
      <text:p text:style-name="P1"><text:span text:style-name="T6">The Pedro </text:span></text:p>
      <text:p text:style-name="P1"><text:a xlink:type="simple" xlink:href="https://meet.jit.si/pedro9000#config.disableAP=true&amp;config.disableAEC=true&amp;config.disableAGC=true" text:style-name="ListLabel_20_109" text:visited-style-name="ListLabel_20_109"><text:span text:style-name="T13">https://meet.jit.si/pedro9000#config.disableAP=true&amp;config.disableAEC=true&amp;config.disableAGC=true</text:span></text:a></text:p>
      <text:p text:style-name="P3"/>
      <text:p text:style-name="P1"><draw:rect text:anchor-type="as-char" style:rel-width="100%" draw:z-index="0" draw:style-name="gr1" draw:text-style-name="P23" svg:width="0.0012in" svg:height="0.0213in"><text:p/></draw:rect></text:p>
      <text:p text:style-name="Standard">News</text:p>
      <text:p text:style-name="Standard">Plugs</text:p>
      <text:p text:style-name="Standard">Pi</text:p>
      <text:p text:style-name="Standard">Feedback</text:p>
      <text:p text:style-name="Standard"><draw:rect text:anchor-type="as-char" style:rel-width="100%" draw:z-index="1" draw:style-name="gr1" draw:text-style-name="P23" svg:width="0.0012in" svg:height="0.0213in"><text:p/></draw:rect></text:p>
      <text:p text:style-name="P1"><text:span text:style-name="T15">Post story suggestions </text:span><text:span text:style-name="T16">HAR</text:span><text:span text:style-name="T17">!</text:span></text:p>
      <text:p text:style-name="P1">1.<text:change-start text:change-id="ct46516320"/> <text:s/>Make OpenSuse 20% faster (RTheren):<text:line-break/><text:tab/><text:a xlink:type="simple" xlink:href="https://lists.opensuse.org/opensuse-factory/2019-04/msg00140.html" text:style-name="ListLabel_20_110" text:visited-style-name="ListLabel_20_110">https://lists.opensuse.org/opensuse-factory/2019-04/msg00140.html</text:a><text:tab/>https://www.phoronix.com/scan.php?page=news_item&amp;px=OpenSUSE-Default-Spectre-Hit<text:change-end text:change-id="ct46516320"/></text:p>
      <text:p text:style-name="P1">2. <text:s/><text:span text:style-name="T6">MPEG-1 and MPEG-2 are now completely free</text:span><text:line-break/>https://lists.fedoraproject.org/archives/list/legal@lists.fedoraproject.org/thread/GDOFPFQKWJF5CRU7BNWNTJ756AIZOMYK/</text:p>
      <text:p text:style-name="P1"/>
      <text:p text:style-name="P1">3.<text:change-start text:change-id="ct47116944"/> Nvidia’s patches are merged in KWin:<text:line-break/><text:tab/>https://phabricator.kde.org/R108:c898f96df3e3a2d418ca511fdb6610cf087ca464<text:change-end text:change-id="ct47116944"/></text:p>
      <text:p text:style-name="P1"><text:soft-page-break/>4.</text:p>
      <text:p text:style-name="P1">5.</text:p>
      <text:p text:style-name="P1"/>
      <text:p text:style-name="P1"><draw:rect text:anchor-type="as-char" style:rel-width="100%" draw:z-index="2" draw:style-name="gr1" draw:text-style-name="P23" svg:width="0.0012in" svg:height="0.0213in"><text:p/></draw:rect></text:p>
      <text:p text:style-name="Standard"><text:span text:style-name="T2">Rundown: You know the drill </text:span></text:p>
      <text:p text:style-name="Standard"/>
      <text:p text:style-name="Standard"/>
      <text:p text:style-name="P5"/>
      <text:p text:style-name="P1"><draw:rect text:anchor-type="as-char" style:rel-width="100%" draw:z-index="3" draw:style-name="gr1" draw:text-style-name="P23" svg:width="0.0012in" svg:height="0.0213in"><text:p/></draw:rect></text:p>
      <text:p text:style-name="P1"><text:span text:style-name="T6">What we’re up to :</text:span></text:p>
      <text:p text:style-name="P1"><text:span text:style-name="T6">V - amazon hack protip </text:span></text:p>
      <text:p text:style-name="P1"><text:span text:style-name="T6">J - Just got my Acer 43inch 4k computer monitor in the mail yesterday \:-D/ <text:s/>Setup will take a bit! <text:s/>And this Saturday the LinuxChix LA are going to have a lunch social meetup in DTLA to get to know our new members, plan our future meetups, conferences and events, and have fun!</text:span></text:p>
      <text:p text:style-name="P1"><text:span text:style-name="T6">P - </text:span></text:p>
      <text:p text:style-name="Standard"><draw:rect text:anchor-type="as-char" style:rel-width="100%" draw:z-index="4" draw:style-name="gr1" draw:text-style-name="P23" svg:width="0.0012in" svg:height="0.0213in"><text:p/></draw:rect></text:p>
      <text:p text:style-name="Standard">News</text:p>
      <text:p text:style-name="Standard"/>
      <text:p text:style-name="Standard"><text:span text:style-name="T7">systemd 242 released</text:span></text:p>
      <text:p text:style-name="Standard"><text:a xlink:type="simple" xlink:href="https://lists.freedesktop.org/archives/systemd-devel/2019-April/042413.html" text:style-name="ListLabel_20_111" text:visited-style-name="ListLabel_20_111"><text:span text:style-name="T14">https://lists.freedesktop.org/archives/systemd-devel/2019-April/042413.html</text:span></text:a></text:p>
      <text:list xml:id="list1101823107" text:style-name="WWNum4">
        <text:list-item>
          <text:p text:style-name="P7"><text:span text:style-name="T4">systemd-analyze cat-config is a new feature to display configuration spread over multiple files, such as system and user presets and udev rules.</text:span></text:p>
          <text:list>
            <text:list-item>
              <text:p text:style-name="P19"><text:span text:style-name="T4">It is similar to systemctl cat, but works on config files.</text:span></text:p>
            </text:list-item>
          </text:list>
        </text:list-item>
        <text:list-item>
          <text:p text:style-name="P7"><text:span text:style-name="T4">Using a supported boot loader like SD boot, systemctl can be used to request a reboot into the boot loader menu or a specific boot loader entry with the new --boot-load-menu= and --boot-loader-entry= options to a reboot command.</text:span></text:p>
        </text:list-item>
        <text:list-item>
          <text:p text:style-name="P7"><text:soft-page-break/><text:span text:style-name="T8">A system may now be booted with systemd.volatile=overlay on the kernel command line.</text:span></text:p>
        </text:list-item>
        <text:list-item>
          <text:p text:style-name="P7"><text:span text:style-name="T8">This could be used for a boot and nuke setup since the underlying root device is not modified, and any changes are lost at reboot.</text:span></text:p>
        </text:list-item>
        <text:list-item>
          <text:p text:style-name="P7"><text:span text:style-name="T8">Think classroom PC… </text:span><text:span text:style-name="T7">or</text:span><text:span text:style-name="T8"> someone who can’t computer PC. </text:span></text:p>
        </text:list-item>
        <text:list-item>
          <text:p text:style-name="P7"><text:span text:style-name="T11">More ways to customize your GNU+SystemD distro.</text:span></text:p>
        </text:list-item>
      </text:list>
      <text:p text:style-name="Standard"/>
      <text:p text:style-name="P1"><text:span text:style-name="T10">MPEG-1 and MPEG-2 no longer under patent constraints (RTheren)</text:span><text:line-break/><text:a xlink:type="simple" xlink:href="https://lists.fedoraproject.org/archives/list/legal@lists.fedoraproject.org/thread/GDOFPFQKWJF5CRU7BNWNTJ756AIZOMYK/" text:style-name="ListLabel_20_111" text:visited-style-name="ListLabel_20_111"><text:span text:style-name="T14">https://lists.fedoraproject.org/archives/list/legal@lists.fedoraproject.org/thread/GDOFPFQKWJF5CRU7BNWNTJ756AIZOMYK/</text:span></text:a></text:p>
      <text:list xml:id="list1145661019" text:style-name="WWNum11">
        <text:list-item>
          <text:p text:style-name="P8"><text:span text:style-name="T8">MPEG-4 expires 2027.</text:span></text:p>
        </text:list-item>
        <text:list-item>
          <text:p text:style-name="P8"><text:span text:style-name="T8">RH has been the only holdout?</text:span></text:p>
        </text:list-item>
        <text:list-item>
          <text:p text:style-name="P8"><text:span text:style-name="T11">It’s about time, especially given how most people don’t even see .mpg’s nowadays.</text:span></text:p>
        </text:list-item>
        <text:list-item>
          <text:p text:style-name="P8"><text:span text:style-name="T11">How about you open the sauce to .wma/.wmv codecs, Microsoft?</text:span></text:p>
        </text:list-item>
        <text:list-item>
          <text:p text:style-name="P8"><text:span text:style-name="T4">And no one today would really care if the H.263 format patent was released, unless you want to recreate the low quality RealVideo codec.</text:span></text:p>
        </text:list-item>
        <text:list-item>
          <text:p text:style-name="P8"><text:span text:style-name="T4">Wonderful, in the early 90’s in the days of Video CDs with the advent of MPEG-1, and later as Super Video CDs and DVDs were becoming a thing with MPEG-2, I authored and produced animations for musicians for concerts as a college student.</text:span></text:p>
        </text:list-item>
        <text:list-item>
          <text:p text:style-name="P8"><text:span text:style-name="T4">MPEG-1 and 2 were the bread and butter of the broadcast industry and helped launch my career in professional animation.</text:span></text:p>
        </text:list-item>
      </text:list>
      <text:p text:style-name="P2"/>
      <text:p text:style-name="Standard"><text:span text:style-name="T3">openSUSE rodentia</text:span></text:p>
      <text:p text:style-name="Standard"><text:a xlink:type="simple" xlink:href="https://news.opensuse.org/2019/04/10/return-of-the-rodents-xfce-is-back-in-opensuse-tumbleweed-installer/" text:style-name="ListLabel_20_111" text:visited-style-name="ListLabel_20_111"><text:span text:style-name="T14">https://news.opensuse.org/2019/04/10/return-of-the-rodents-xfce-is-back-in-opensuse-tumbleweed-installer/</text:span></text:a></text:p>
      <text:list xml:id="list3322091889" text:style-name="WWNum12">
        <text:list-item>
          <text:p text:style-name="P9"><text:span text:style-name="T4">As we talked about last week in our feedback, xfce is now a default desktop manager available once again in the openSUSE Tumbleweed DVD and net installer.</text:span></text:p>
        </text:list-item>
        <text:list-item>
          <text:p text:style-name="P9"><text:span text:style-name="T4">Also there are live xfce images for openSUSE Tumbleweed as well, and now the Open Build Service to customize your own openSUSE distro has xfce as an option.</text:span></text:p>
          <text:list>
            <text:list-item>
              <text:p text:style-name="P20"><text:span text:style-name="T8">There is a new project in the Open Build Service (OBS), which builds Xfce software from Xfce Git Master branch. </text:span></text:p>
            </text:list-item>
            <text:list-item>
              <text:p text:style-name="P20"><text:span text:style-name="T8">That’s actually rather neat since building XFCE can be a special little nightmare. </text:span></text:p>
            </text:list-item>
          </text:list>
        </text:list-item>
        <text:list-item>
          <text:p text:style-name="P9"><text:span text:style-name="T4">openSUSE has always had beautiful integration with the OS and desktops. <text:s/>Their KDE implementation has always been one of my favorites, stable and smooth.</text:span></text:p>
        </text:list-item>
        <text:list-item>
          <text:p text:style-name="P9"><text:soft-page-break/><text:span text:style-name="T4">Their xfce variant is no exception, and is fast and beautiful.</text:span></text:p>
        </text:list-item>
        <text:list-item>
          <text:p text:style-name="P9"><text:span text:style-name="T8">XFCE German translation, ordentlich!</text:span></text:p>
        </text:list-item>
        <text:list-item>
          <text:p text:style-name="P9"><text:span text:style-name="T11">Better than leaving people stuck with GNOME!</text:span></text:p>
        </text:list-item>
      </text:list>
      <text:p text:style-name="Standard"/>
      <text:p text:style-name="Standard"><text:span text:style-name="T7">Visual Studio Code Without Trackers</text:span></text:p>
      <text:p text:style-name="Standard"><text:a xlink:type="simple" xlink:href="https://www.fossmint.com/vscodium-clone-of-visual-studio-code-for-linux/amp/" text:style-name="ListLabel_20_111" text:visited-style-name="ListLabel_20_111"><text:span text:style-name="T14">https://www.fossmint.com/vscodium-clone-of-visual-studio-code-for-linux/amp/</text:span></text:a></text:p>
      <text:list xml:id="list432062626" text:style-name="WWNum9">
        <text:list-item>
          <text:p text:style-name="P10"><text:span text:style-name="T8">All of the horror that is Visual Studio code with none of the tracking. </text:span></text:p>
        </text:list-item>
        <text:list-item>
          <text:p text:style-name="P10"><text:span text:style-name="T8">Using a questionable roundabout way to do it. </text:span></text:p>
        </text:list-item>
        <text:list-item>
          <text:p text:style-name="P10"><text:span text:style-name="T8">It has a decent debugger. </text:span></text:p>
        </text:list-item>
        <text:list-item>
          <text:p text:style-name="P10"><text:span text:style-name="T11">I guess there is an entire industry of people who like visual studio and getting the shortbus edition without the tracking bits is appealing to them.</text:span></text:p>
        </text:list-item>
        <text:list-item>
          <text:p text:style-name="P10"><text:span text:style-name="T11">Use geany, or ATOM if you have an irrational hatred for your DDR sticks.</text:span></text:p>
        </text:list-item>
        <text:list-item>
          <text:p text:style-name="P10"><text:span text:style-name="T4">There are many complaints of Visual Studio Code running slow on the proprietary OSs, such as macOS, so maybe this de-tracked alternative will do just the trick and run faster.</text:span></text:p>
        </text:list-item>
      </text:list>
      <text:p text:style-name="Standard"/>
      <text:p text:style-name="Standard"><text:span text:style-name="T10">Pinephone development kit</text:span><text:span text:style-name="T6"> </text:span></text:p>
      <text:p text:style-name="Standard"><text:a xlink:type="simple" xlink:href="https://liliputing.com/2019/04/first-look-at-the-pinephone-dev-kit-running-kde-plasma-mobile-postmarketos.html" text:style-name="ListLabel_20_111" text:visited-style-name="ListLabel_20_111"><text:span text:style-name="T14">https://liliputing.com/2019/04/first-look-at-the-pinephone-dev-kit-running-kde-plasma-mobile-postmarketos.html</text:span></text:a></text:p>
      <text:list xml:id="list360468637" text:style-name="WWNum8">
        <text:list-item>
          <text:p text:style-name="P11"><text:span text:style-name="T4">This is shaping up to be a nice entry level Linux smartphone that could sell for as little as $149.</text:span></text:p>
        </text:list-item>
        <text:list-item>
          <text:p text:style-name="P11"><text:span text:style-name="T11">Is this the low-end model with proprietary compromises to Librem’s “high-end”?</text:span></text:p>
        </text:list-item>
        <text:list-item>
          <text:p text:style-name="P11"><text:span text:style-name="T11">$150 is certainly within the range of a “Neat” purchase.</text:span></text:p>
        </text:list-item>
      </text:list>
      <text:p text:style-name="Standard"/>
      <text:p text:style-name="Standard"><text:span text:style-name="T3">LXDE on Kindle</text:span><text:span text:style-name="T6"> </text:span></text:p>
      <text:p text:style-name="Standard"><text:a xlink:type="simple" xlink:href="https://neonsea.uk/blog/2019/04/14/chroot-shenanigans-2.html" text:style-name="ListLabel_20_111" text:visited-style-name="ListLabel_20_111"><text:span text:style-name="T14">https://neonsea.uk/blog/2019/04/14/chroot-shenanigans-2.html</text:span></text:a></text:p>
      <text:p text:style-name="Standard"><text:soft-page-break/><text:a xlink:type="simple" xlink:href="https://www.youtube.com/watch?v=Bx386xpDqCY&amp;feature=youtu.be" text:style-name="ListLabel_20_111" text:visited-style-name="ListLabel_20_111"><text:span text:style-name="T14">https://www.youtube.com/watch?v=Bx386xpDqCY&amp;feature=youtu.be</text:span></text:a></text:p>
      <text:list xml:id="list3739456420" text:style-name="WWNum7">
        <text:list-item>
          <text:p text:style-name="P12"><text:span text:style-name="T4">Install Arch and a full LXDE desktop on an a newer Amazon Kindle with an E Ink display.</text:span></text:p>
        </text:list-item>
        <text:list-item>
          <text:p text:style-name="P12"><text:span text:style-name="T4">This was tested on an 8th generation Kindle (KT3).</text:span></text:p>
        </text:list-item>
        <text:list-item>
          <text:p text:style-name="P12"><text:span text:style-name="T4">The Arch installation and filesystem has to be mounted as a loop device because the Kindle’s storage filesystem uses Fat32. <text:s/>Then you chroot into the Arch filesystem.</text:span></text:p>
        </text:list-item>
        <text:list-item>
          <text:p text:style-name="P12"><text:span text:style-name="T4">I installed Mplayer on my Kindle Touch back in 2011, so I could play internet radio, videos and music :-D</text:span></text:p>
        </text:list-item>
        <text:list-item>
          <text:p text:style-name="P12"><text:span text:style-name="T4">Yeah, YouTube videos played back at an even slower frame rate than a more modern Kindle, but it was nice having the incredible battery life while doing so!</text:span></text:p>
        </text:list-item>
        <text:list-item>
          <text:p text:style-name="P12"><text:span text:style-name="T4">I do remember installing Debian on one of my Kindles as well.</text:span></text:p>
        </text:list-item>
        <text:list-item>
          <text:p text:style-name="P12"><text:span text:style-name="T8">Falls squarely into the neat but of questionable use category but don’t let that stop you from having a go.</text:span></text:p>
        </text:list-item>
        <text:list-item>
          <text:p text:style-name="P12"><text:span text:style-name="T11">And this kids, is why refresh rates matter.</text:span></text:p>
        </text:list-item>
      </text:list>
      <text:p text:style-name="P4"/>
      <text:p text:style-name="Standard"><text:span text:style-name="T7">Locate the best wifi</text:span></text:p>
      <text:p text:style-name="Standard"><text:a xlink:type="simple" xlink:href="https://www.reddit.com/r/linux/comments/bbzm9t/automatically_switch_to_the_strongest_wifi_signal/" text:style-name="ListLabel_20_111" text:visited-style-name="ListLabel_20_111"><text:span text:style-name="T14">https://www.reddit.com/r/linux/comments/bbzm9t/automatically_switch_to_the_strongest_wifi_signal/</text:span></text:a></text:p>
      <text:list xml:id="list2554238413" text:style-name="WWNum5">
        <text:list-item>
          <text:p text:style-name="P13"><text:span text:style-name="T8">Oh Python, is there anything you can’t do, poorly. </text:span></text:p>
        </text:list-item>
        <text:list-item>
          <text:p text:style-name="P13"><text:span text:style-name="T8">Network_switcher.py will jump to the strongest signal in your house.</text:span></text:p>
        </text:list-item>
        <text:list-item>
          <text:p text:style-name="P13"><text:span text:style-name="T4">This can be especially useful when you have multiple wifi networks running at different frequencies as well, 2.4 Ghz and 5 Ghz.</text:span></text:p>
        </text:list-item>
        <text:list-item>
          <text:p text:style-name="P13"><text:span text:style-name="T11">Whatever you do, don’t stop at the halfway point between two access points.</text:span></text:p>
        </text:list-item>
      </text:list>
      <text:p text:style-name="P4"/>
      <text:p text:style-name="Standard"><text:span text:style-name="T10">Future of Linux </text:span></text:p>
      <text:p text:style-name="Standard"><text:a xlink:type="simple" xlink:href="https://www.linuxjournal.com/content/thoughts-future-linux" text:style-name="ListLabel_20_111" text:visited-style-name="ListLabel_20_111"><text:span text:style-name="T14">https://www.linuxjournal.com/content/thoughts-future-linux</text:span></text:a></text:p>
      <text:list xml:id="list2065306716" text:style-name="WWNum3">
        <text:list-item>
          <text:p text:style-name="P14"><text:span text:style-name="T4">It was great to hear that two of the kids got started using Linux on RasPis. <text:s/>And what a better testament to the spread of open source can you get then the Raspberry Pi project!</text:span></text:p>
        </text:list-item>
        <text:list-item>
          <text:p text:style-name="P14"><text:span text:style-name="T11">So… the future of Linux is dual booting?</text:span></text:p>
        </text:list-item>
      </text:list>
      <text:p text:style-name="P6"><text:soft-page-break/></text:p>
      <text:p text:style-name="Standard"><text:span text:style-name="T7">300 Motherboard for Ryzen 3000</text:span></text:p>
      <text:p text:style-name="Standard"><text:a xlink:type="simple" xlink:href="https://www.hardwareluxx.de/index.php/news/hardware/mainboards/49262-x370-b350-und-a320-chipsatz-offenbar-keine-unterstuetzung-fuer-ryzen-3000-serie.html" text:style-name="ListLabel_20_109" text:visited-style-name="ListLabel_20_109"><text:span text:style-name="T13">https://www.hardwareluxx.de/index.php/news/hardware/mainboards/49262-x370-b350-und-a320-chipsatz-offenbar-keine-unterstuetzung-fuer-ryzen-3000-serie.html</text:span></text:a></text:p>
      <text:list xml:id="list374484729" text:style-name="WWNum6">
        <text:list-item>
          <text:p text:style-name="P15"><text:span text:style-name="T8">Not Linux related but something a know a lot of people are curious about. </text:span></text:p>
        </text:list-item>
        <text:list-item>
          <text:p text:style-name="P15"><text:span text:style-name="T8">Microcode version 0.0.7.x are said to be compatible with 3rd generation Ryzen processors.</text:span></text:p>
        </text:list-item>
        <text:list-item>
          <text:p text:style-name="P15"><text:span text:style-name="T8">Here is a lost. </text:span></text:p>
        </text:list-item>
      </text:list>
      <text:p text:style-name="P4"/>
      <text:p text:style-name="Standard"><text:span text:style-name="T3">Linux Journal interview</text:span></text:p>
      <text:list xml:id="list4171366314" text:style-name="WWNum2">
        <text:list-item>
          <text:p text:style-name="P16"><text:span text:style-name="T4">SCaLE 17x interview with Katherine Druckman Director of Digital Experience at Linux Journal and Co-host of the Reality 2.0 Podcast at Linux Journal: <text:s/></text:span><text:a xlink:type="simple" xlink:href="https://www.linuxjournal.com/podcast" text:style-name="ListLabel_20_111" text:visited-style-name="ListLabel_20_111"><text:span text:style-name="T14">https://www.linuxjournal.com/podcast</text:span></text:a></text:p>
        </text:list-item>
      </text:list>
      <text:p text:style-name="Standard"><draw:rect text:anchor-type="as-char" style:rel-width="100%" draw:z-index="5" draw:style-name="gr1" draw:text-style-name="P23" svg:width="0.0012in" svg:height="0.0213in"><text:p/></draw:rect></text:p>
      <text:p text:style-name="Standard">Plugs</text:p>
      <text:p text:style-name="Standard"/>
      <text:p text:style-name="Standard">Mike G</text:p>
      <text:p text:style-name="Standard"><draw:rect text:anchor-type="as-char" style:rel-width="100%" draw:z-index="6" draw:style-name="gr1" draw:text-style-name="P23" svg:width="0.0012in" svg:height="0.0213in"><text:p/></draw:rect></text:p>
      <text:p text:style-name="Standard">Slice of Pi</text:p>
      <text:p text:style-name="Standard"/>
      <text:p text:style-name="Standard"><text:span text:style-name="T3">Raspbian</text:span></text:p>
      <text:p text:style-name="Standard"><text:a xlink:type="simple" xlink:href="https://www.tomshardware.com/news/raspberry-pi-raspbian-2019-04-08-update,39037.html" text:style-name="ListLabel_20_111" text:visited-style-name="ListLabel_20_111"><text:span text:style-name="T14">https://www.tomshardware.com/news/raspberry-pi-raspbian-2019-04-08-update,39037.html</text:span></text:a></text:p>
      <text:list xml:id="list4002205275" text:style-name="WWNum1">
        <text:list-item>
          <text:p text:style-name="P17"><text:span text:style-name="T4">For the first time this year Raspbian has been updated, and offers Linux kernel 4.14.98, Chromium 72, VLC 3.0.6, and performance improvements to the SDL library, to name but a few. </text:span></text:p>
        </text:list-item>
      </text:list>
      <text:p text:style-name="Standard"/>
      <text:p text:style-name="Standard"><text:span text:style-name="T10">Waking up with Pi</text:span></text:p>
      <text:p text:style-name="Standard"><text:soft-page-break/><text:a xlink:type="simple" xlink:href="https://www.raspberrypi.org/blog/raspberry-pi-controlled-brass-bell-for-ultimate-the-wake-up-call/" text:style-name="ListLabel_20_111" text:visited-style-name="ListLabel_20_111"><text:span text:style-name="T14">https://www.raspberrypi.org/blog/raspberry-pi-controlled-brass-bell-for-ultimate-the-wake-up-call/</text:span></text:a></text:p>
      <text:list xml:id="list257859919" text:style-name="WWNum10">
        <text:list-item>
          <text:p text:style-name="P18"><text:span text:style-name="T11">That bell and the ceiling around it would meet an untimely end with me!</text:span></text:p>
          <text:list>
            <text:list-item>
              <text:p text:style-name="P21"><text:span text:style-name="T8">After you wet the bed. </text:span></text:p>
            </text:list-item>
          </text:list>
        </text:list-item>
      </text:list>
      <text:p text:style-name="Standard"><draw:rect text:anchor-type="as-char" style:rel-width="100%" draw:z-index="7" draw:style-name="gr1" draw:text-style-name="P23" svg:width="0.0012in" svg:height="0.0213in"><text:p/></draw:rect></text:p>
      <text:p text:style-name="Standard">Feedback</text:p>
      <text:p text:style-name="Standard"/>
      <text:p text:style-name="Standard">Alsa</text:p>
      <text:p text:style-name="Standard"><text:a xlink:type="simple" xlink:href="https://linuxgamecast.com/bradley/?drdJRiK" text:style-name="ListLabel_20_111" text:visited-style-name="ListLabel_20_111"><text:span text:style-name="T14">https://linuxgamecast.com/bradley/?drdJRiK</text:span></text:a></text:p>
      <text:p text:style-name="Standard"/>
      <text:p text:style-name="Standard">VS</text:p>
      <text:p text:style-name="Standard"><text:a xlink:type="simple" xlink:href="https://linuxgamecast.com/bradley/?lAJiEJX" text:style-name="ListLabel_20_111" text:visited-style-name="ListLabel_20_111"><text:span text:style-name="T14">https://linuxgamecast.com/bradley/?lAJiEJX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0" style:display-name="ListLabel 110" style:family="text"/>
    <style:style style:name="ListLabel_20_111" style:display-name="ListLabel 111" style:family="text">
      <style:text-properties fo:color="#1155cc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113" meta:word-count="1103" meta:character-count="7637" meta:non-whitespace-character-count="6661"/>
    <meta:generator>LibreOfficeDev/6.0.5.2$Linux_X86_64 LibreOffice_project/</meta:generator>
  </office:meta>
</office:document-meta>
</file>